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0f4e9" officeooo:paragraph-rsid="0000f4e9"/>
    </style:style>
    <style:style style:name="P2" style:family="paragraph" style:parent-style-name="Standard">
      <style:paragraph-properties fo:text-align="start" style:justify-single-word="false"/>
      <style:text-properties officeooo:rsid="0000f4e9" officeooo:paragraph-rsid="0000f4e9"/>
    </style:style>
    <style:style style:name="P3" style:family="paragraph" style:parent-style-name="Standard">
      <style:paragraph-properties fo:text-align="start" style:justify-single-word="false"/>
      <style:text-properties officeooo:rsid="0001fd22" officeooo:paragraph-rsid="0001fd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 Use</text:p>
      <text:p text:style-name="P1"/>
      <text:p text:style-name="P2">My GUI shows the traffic prediction for each image. The image is shown to the left. Pressing the “Predict” button displays the results (Results are hard coded for now). You can go the the next and previous image by hitting the “next” and “prev” button. As of right now, the only thing you need in order to run the GUI is the GUI.py file and the data folder with the images. To run the GUI, you will first need to install matplotlib (sudo apt-get python- matplotlib), PIL (pip install Pillow), and Tkinter (sudo apt-get install python- tk). To start the GUI, run the command “python GUI.py”. The GUI should appear. </text:p>
      <text:p text:style-name="P2"/>
      <text:p text:style-name="P3">Video: https://www.youtube.com/watch?v=UYqKTZl6iac&amp;feature=youtu.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3:08:29.334811187</meta:creation-date>
    <meta:generator>LibreOffice/6.0.7.3$Linux_X86_64 LibreOffice_project/00m0$Build-3</meta:generator>
    <dc:date>2019-03-02T13:26:50.654415426</dc:date>
    <meta:editing-duration>PT18M22S</meta:editing-duration>
    <meta:editing-cycles>2</meta:editing-cycles>
    <meta:document-statistic meta:table-count="0" meta:image-count="0" meta:object-count="0" meta:page-count="1" meta:paragraph-count="3" meta:word-count="114" meta:character-count="688" meta:non-whitespace-character-count="576"/>
  </office:meta>
</office:document-meta>
</file>